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4.1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Version</text:p>
          </table:table-cell>
          <table:table-cell office:value-type="string" calcext:value-type="string">
            <text:p>R5ND_1KEM</text:p>
          </table:table-cell>
          <table:table-cell office:value-type="string" calcext:value-type="string">
            <text:p>R5ND_3KEM</text:p>
          </table:table-cell>
          <table:table-cell office:value-type="string" calcext:value-type="string">
            <text:p>R5ND_5K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lyDegree</text:p>
          </table:table-cell>
          <table:table-cell office:value-type="float" office:value="618" calcext:value-type="float">
            <text:p>618</text:p>
          </table:table-cell>
          <table:table-cell office:value-type="float" office:value="786" calcext:value-type="float">
            <text:p>786</text:p>
          </table:table-cell>
          <table:table-cell office:value-type="float" office:value="1018" calcext:value-type="float">
            <text:p>10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_bits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_bit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bits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ssage_Len</text:p>
          </table:table-cell>
          <table:table-cell office:value-type="float" office:value="128" calcext:value-type="float">
            <text:p>128</text:p>
          </table:table-cell>
          <table:table-cell office:value-type="float" office:value="192" calcext:value-type="float">
            <text:p>192</text:p>
          </table:table-cell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N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yA</text:p>
          </table:table-cell>
          <table:table-cell table:formula="of:=[.B2]*[.B3]" office:value-type="float" office:value="6798" calcext:value-type="float">
            <text:p>6798</text:p>
          </table:table-cell>
          <table:table-cell table:formula="of:=[.C2]*[.C3]" office:value-type="float" office:value="10218" calcext:value-type="float">
            <text:p>10218</text:p>
          </table:table-cell>
          <table:table-cell table:formula="of:=[.D2]*[.D3]" office:value-type="float" office:value="14252" calcext:value-type="float">
            <text:p>142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lyB</text:p>
          </table:table-cell>
          <table:table-cell table:formula="of:=[.B2]*[.B4]" office:value-type="float" office:value="4944" calcext:value-type="float">
            <text:p>4944</text:p>
          </table:table-cell>
          <table:table-cell table:formula="of:=[.C2]*[.C4]" office:value-type="float" office:value="7074" calcext:value-type="float">
            <text:p>7074</text:p>
          </table:table-cell>
          <table:table-cell table:formula="of:=[.D2]*[.D4]" office:value-type="float" office:value="9162" calcext:value-type="float">
            <text:p>91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lyR</text:p>
          </table:table-cell>
          <table:table-cell table:formula="of:=[.B2]*2" office:value-type="float" office:value="1236" calcext:value-type="float">
            <text:p>1236</text:p>
          </table:table-cell>
          <table:table-cell table:formula="of:=[.C2]*2" office:value-type="float" office:value="1572" calcext:value-type="float">
            <text:p>1572</text:p>
          </table:table-cell>
          <table:table-cell table:formula="of:=[.D2]*2" office:value-type="float" office:value="2036" calcext:value-type="float">
            <text:p>20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ssage</text:p>
          </table:table-cell>
          <table:table-cell table:formula="of:=[.B6]" office:value-type="float" office:value="128" calcext:value-type="float">
            <text:p>128</text:p>
          </table:table-cell>
          <table:table-cell table:formula="of:=[.C6]" office:value-type="float" office:value="192" calcext:value-type="float">
            <text:p>192</text:p>
          </table:table-cell>
          <table:table-cell table:formula="of:=[.D6]"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tV</text:p>
          </table:table-cell>
          <table:table-cell table:formula="of:=[.B5]*[.B6]" office:value-type="float" office:value="512" calcext:value-type="float">
            <text:p>512</text:p>
          </table:table-cell>
          <table:table-cell table:formula="of:=[.C5]*[.C6]" office:value-type="float" office:value="768" calcext:value-type="float">
            <text:p>768</text:p>
          </table:table-cell>
          <table:table-cell table:formula="of:=[.D5]*[.D6]" office:value-type="float" office:value="1024" calcext:value-type="float">
            <text:p>1024</text:p>
          </table:table-cell>
          <table:table-cell/>
          <table:table-cell office:value-type="string" calcext:value-type="string">
            <text:p>Data_width 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otal:</text:p>
          </table:table-cell>
          <table:table-cell table:formula="of:=SUM([.B9:.B13])" office:value-type="float" office:value="13618" calcext:value-type="float">
            <text:p>13618</text:p>
          </table:table-cell>
          <table:table-cell table:formula="of:=SUM([.C9:.C13])" office:value-type="float" office:value="19824" calcext:value-type="float">
            <text:p>19824</text:p>
          </table:table-cell>
          <table:table-cell table:formula="of:=SUM([.D9:.D13])" office:value-type="float" office:value="26730" calcext:value-type="float">
            <text:p>267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m_of_cycle</text:p>
          </table:table-cell>
          <table:table-cell table:formula="of:=CEILING([.B9]/[.$G13])+CEILING([.B10]/[.$G13])+CEILING([.B11]/[.$G13])+CEILING([.B12]/[.$G13])+CEILING([.B13]/[.$G13])" office:value-type="float" office:value="215" calcext:value-type="float">
            <text:p>215</text:p>
          </table:table-cell>
          <table:table-cell table:formula="of:=CEILING([.C9]/[.$G13])+CEILING([.C10]/[.$G13])+CEILING([.C11]/[.$G13])+CEILING([.C12]/[.$G13])+CEILING([.C13]/[.$G13])" office:value-type="float" office:value="311" calcext:value-type="float">
            <text:p>311</text:p>
          </table:table-cell>
          <table:table-cell table:formula="of:=CEILING([.D9]/[.$G13])+CEILING([.D10]/[.$G13])+CEILING([.D11]/[.$G13])+CEILING([.D12]/[.$G13])+CEILING([.D13]/[.$G13])" office:value-type="float" office:value="419" calcext:value-type="float">
            <text:p>4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lyA_cycle</text:p>
          </table:table-cell>
          <table:table-cell table:formula="of:=CEILING([.B9]/[.$G$13])" office:value-type="float" office:value="107" calcext:value-type="float">
            <text:p>107</text:p>
          </table:table-cell>
          <table:table-cell table:formula="of:=CEILING([.C9]/[.$G$13])" office:value-type="float" office:value="160" calcext:value-type="float">
            <text:p>160</text:p>
          </table:table-cell>
          <table:table-cell table:formula="of:=CEILING([.D9]/[.$G$13])" office:value-type="float" office:value="223" calcext:value-type="float">
            <text:p>2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lyB_cycle</text:p>
          </table:table-cell>
          <table:table-cell table:formula="of:=CEILING(([.B10]+[.B4])/[.$G$13])" office:value-type="float" office:value="78" calcext:value-type="float">
            <text:p>78</text:p>
          </table:table-cell>
          <table:table-cell table:formula="of:=CEILING(([.C10]+[.C4])/[.$G$13])" office:value-type="float" office:value="111" calcext:value-type="float">
            <text:p>111</text:p>
          </table:table-cell>
          <table:table-cell table:formula="of:=CEILING(([.D10]+[.D4])/[.$G$13])" office:value-type="float" office:value="144" calcext:value-type="float">
            <text:p>1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lyU_cycle</text:p>
          </table:table-cell>
          <table:table-cell table:formula="of:=[.B10]/[.$G$13]" office:value-type="float" office:value="77.25" calcext:value-type="float">
            <text:p>77.25</text:p>
          </table:table-cell>
          <table:table-cell table:formula="of:=[.C10]/[.$G$13]" office:value-type="float" office:value="110.53125" calcext:value-type="float">
            <text:p>110.53125</text:p>
          </table:table-cell>
          <table:table-cell table:formula="of:=[.D10]/[.$G$13]" office:value-type="float" office:value="143.15625" calcext:value-type="float">
            <text:p>143.156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lyR_cycle</text:p>
          </table:table-cell>
          <table:table-cell table:formula="of:=CEILING([.B11]/[.$G$13])" office:value-type="float" office:value="20" calcext:value-type="float">
            <text:p>20</text:p>
          </table:table-cell>
          <table:table-cell table:formula="of:=CEILING([.C11]/[.$G$13])" office:value-type="float" office:value="25" calcext:value-type="float">
            <text:p>25</text:p>
          </table:table-cell>
          <table:table-cell table:formula="of:=CEILING([.D11]/[.$G$13])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ssge_cycle</text:p>
          </table:table-cell>
          <table:table-cell table:formula="of:=CEILING([.B12]/[.$G$13])" office:value-type="float" office:value="2" calcext:value-type="float">
            <text:p>2</text:p>
          </table:table-cell>
          <table:table-cell table:formula="of:=CEILING([.C12]/[.$G$13])" office:value-type="float" office:value="3" calcext:value-type="float">
            <text:p>3</text:p>
          </table:table-cell>
          <table:table-cell table:formula="of:=CEILING([.D12]/[.$G$13]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tV_cycle</text:p>
          </table:table-cell>
          <table:table-cell table:formula="of:=CEILING([.B13]/[.$G$13])" office:value-type="float" office:value="8" calcext:value-type="float">
            <text:p>8</text:p>
          </table:table-cell>
          <table:table-cell table:formula="of:=CEILING([.C13]/[.$G$13])" office:value-type="float" office:value="12" calcext:value-type="float">
            <text:p>12</text:p>
          </table:table-cell>
          <table:table-cell table:formula="of:=CEILING([.D13]/[.$G$13])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AKE_out_sk</text:p>
          </table:table-cell>
          <table:table-cell table:formula="of:=CEILING([.B2]*2/[.$G$13])" office:value-type="float" office:value="20" calcext:value-type="float">
            <text:p>20</text:p>
          </table:table-cell>
          <table:table-cell table:formula="of:=CEILING([.C2]*2/[.$G$13])" office:value-type="float" office:value="25" calcext:value-type="float">
            <text:p>25</text:p>
          </table:table-cell>
          <table:table-cell table:formula="of:=CEILING([.D2]*2/[.$G$13])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AKE_out_sigm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AKE_out_rho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UT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rstPart</text:p>
          </table:table-cell>
          <table:table-cell table:formula="of:=[.B4]*[.B2]" office:value-type="float" office:value="4944" calcext:value-type="float">
            <text:p>4944</text:p>
          </table:table-cell>
          <table:table-cell table:formula="of:=[.C4]*[.C2]" office:value-type="float" office:value="7074" calcext:value-type="float">
            <text:p>7074</text:p>
          </table:table-cell>
          <table:table-cell table:formula="of:=[.D4]*[.D2]" office:value-type="float" office:value="9162" calcext:value-type="float">
            <text:p>91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condPart</text:p>
          </table:table-cell>
          <table:table-cell table:formula="of:=[.B5]*[.B6]" office:value-type="float" office:value="512" calcext:value-type="float">
            <text:p>512</text:p>
          </table:table-cell>
          <table:table-cell table:formula="of:=[.C5]*[.C6]" office:value-type="float" office:value="768" calcext:value-type="float">
            <text:p>768</text:p>
          </table:table-cell>
          <table:table-cell table:formula="of:=[.D5]*[.D6]" office:value-type="float" office:value="1024" calcext:value-type="float">
            <text:p>10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c_Msg</text:p>
          </table:table-cell>
          <table:table-cell table:formula="of:=[.B6]" office:value-type="float" office:value="128" calcext:value-type="float">
            <text:p>128</text:p>
          </table:table-cell>
          <table:table-cell table:formula="of:=[.C6]" office:value-type="float" office:value="192" calcext:value-type="float">
            <text:p>192</text:p>
          </table:table-cell>
          <table:table-cell table:formula="of:=[.D6]"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:</text:p>
          </table:table-cell>
          <table:table-cell table:formula="of:=SUM([.B28:.B30])" office:value-type="float" office:value="5584" calcext:value-type="float">
            <text:p>5584</text:p>
          </table:table-cell>
          <table:table-cell table:formula="of:=SUM([.C28:.C30])" office:value-type="float" office:value="8034" calcext:value-type="float">
            <text:p>8034</text:p>
          </table:table-cell>
          <table:table-cell table:formula="of:=SUM([.D28:.D30])" office:value-type="float" office:value="10442" calcext:value-type="float">
            <text:p>104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m_of_cyc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rstPart_cycle</text:p>
          </table:table-cell>
          <table:table-cell table:formula="of:=CEILING([.B28]/[.$G$13])" office:value-type="float" office:value="78" calcext:value-type="float">
            <text:p>78</text:p>
          </table:table-cell>
          <table:table-cell table:formula="of:=CEILING([.C28]/[.$G$13])" office:value-type="float" office:value="111" calcext:value-type="float">
            <text:p>111</text:p>
          </table:table-cell>
          <table:table-cell table:formula="of:=CEILING([.D28]/[.$G$13])" office:value-type="float" office:value="144" calcext:value-type="float">
            <text:p>1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condPart_cycle</text:p>
          </table:table-cell>
          <table:table-cell table:formula="of:=CEILING([.B29]/[.$G$13])" office:value-type="float" office:value="8" calcext:value-type="float">
            <text:p>8</text:p>
          </table:table-cell>
          <table:table-cell table:formula="of:=CEILING([.C29]/[.$G$13])" office:value-type="float" office:value="12" calcext:value-type="float">
            <text:p>12</text:p>
          </table:table-cell>
          <table:table-cell table:formula="of:=CEILING([.D29]/[.$G$13])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c_Msg_cycle</text:p>
          </table:table-cell>
          <table:table-cell table:formula="of:=CEILING([.B30]/[.$G$13])" office:value-type="float" office:value="2" calcext:value-type="float">
            <text:p>2</text:p>
          </table:table-cell>
          <table:table-cell table:formula="of:=CEILING([.C30]/[.$G$13])" office:value-type="float" office:value="3" calcext:value-type="float">
            <text:p>3</text:p>
          </table:table-cell>
          <table:table-cell table:formula="of:=CEILING([.D30]/[.$G$13])" office:value-type="float" office:value="4" calcext:value-type="float">
            <text:p>4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1">00/00/0000</text:date>, <text:time style:data-style-name="N2" text:time-value="00:34:51.30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31T21:58:26.421000000</meta:creation-date>
    <dc:date>2019-04-11T02:22:39.796000000</dc:date>
    <meta:editing-duration>PT3H53M57S</meta:editing-duration>
    <meta:editing-cycles>4</meta:editing-cycles>
    <meta:generator>LibreOffice/6.2.1.2$Windows_X86_64 LibreOffice_project/7bcb35dc3024a62dea0caee87020152d1ee96e71</meta:generator>
    <meta:document-statistic meta:table-count="1" meta:cell-count="115" meta:object-count="0"/>
  </office:meta>
</office:document-meta>
</file>